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00f9" officeooo:paragraph-rsid="001500f9"/>
    </style:style>
    <style:style style:name="P2" style:family="paragraph" style:parent-style-name="Standard">
      <style:text-properties fo:color="#c9211e" officeooo:rsid="0016cbf2" officeooo:paragraph-rsid="0016cbf2"/>
    </style:style>
    <style:style style:name="P3" style:family="paragraph" style:parent-style-name="Standard">
      <style:text-properties fo:color="#c9211e" officeooo:rsid="001986af" officeooo:paragraph-rsid="001986af"/>
    </style:style>
    <style:style style:name="P4" style:family="paragraph" style:parent-style-name="Standard">
      <style:text-properties fo:color="#c9211e" officeooo:rsid="001f2b45" officeooo:paragraph-rsid="001f2b45"/>
    </style:style>
    <style:style style:name="P5" style:family="paragraph" style:parent-style-name="Standard">
      <style:text-properties fo:color="#000000" officeooo:rsid="0017cfcc" officeooo:paragraph-rsid="0016cbf2"/>
    </style:style>
    <style:style style:name="P6" style:family="paragraph" style:parent-style-name="Standard">
      <style:text-properties fo:color="#000000" officeooo:rsid="001e0cd3" officeooo:paragraph-rsid="001986af"/>
    </style:style>
    <style:style style:name="P7" style:family="paragraph" style:parent-style-name="Standard">
      <style:text-properties fo:color="#000000" officeooo:rsid="00221428" officeooo:paragraph-rsid="001f2b45"/>
    </style:style>
    <style:style style:name="P8" style:family="paragraph" style:parent-style-name="Standard">
      <style:text-properties fo:color="#c9211e" officeooo:rsid="0023023b" officeooo:paragraph-rsid="0023023b"/>
    </style:style>
    <style:style style:name="P9" style:family="paragraph" style:parent-style-name="Standard">
      <style:paragraph-properties fo:break-before="page"/>
      <style:text-properties fo:color="#c9211e" officeooo:rsid="002bfbbf" officeooo:paragraph-rsid="002bfbbf"/>
    </style:style>
    <style:style style:name="T1" style:family="text">
      <style:text-properties fo:color="#c9211e"/>
    </style:style>
    <style:style style:name="T2" style:family="text">
      <style:text-properties fo:color="#000000"/>
    </style:style>
    <style:style style:name="T3" style:family="text">
      <style:text-properties fo:color="#000000" officeooo:rsid="0017851a"/>
    </style:style>
    <style:style style:name="T4" style:family="text">
      <style:text-properties fo:color="#000000" officeooo:rsid="0017cfcc"/>
    </style:style>
    <style:style style:name="T5" style:family="text">
      <style:text-properties fo:color="#000000" officeooo:rsid="001c276d"/>
    </style:style>
    <style:style style:name="T6" style:family="text">
      <style:text-properties fo:color="#000000" officeooo:rsid="001e07c0"/>
    </style:style>
    <style:style style:name="T7" style:family="text">
      <style:text-properties fo:color="#000000" officeooo:rsid="001e0cd3"/>
    </style:style>
    <style:style style:name="T8" style:family="text">
      <style:text-properties fo:color="#000000" officeooo:rsid="001e45cc"/>
    </style:style>
    <style:style style:name="T9" style:family="text">
      <style:text-properties fo:color="#000000" officeooo:rsid="0020206e"/>
    </style:style>
    <style:style style:name="T10" style:family="text">
      <style:text-properties fo:color="#000000" officeooo:rsid="0021eefe"/>
    </style:style>
    <style:style style:name="T11" style:family="text">
      <style:text-properties fo:color="#000000" officeooo:rsid="00221428"/>
    </style:style>
    <style:style style:name="T12" style:family="text">
      <style:text-properties fo:color="#000000" officeooo:rsid="0023023b"/>
    </style:style>
    <style:style style:name="T13" style:family="text">
      <style:text-properties fo:color="#000000" officeooo:rsid="00231293"/>
    </style:style>
    <style:style style:name="T14" style:family="text">
      <style:text-properties fo:color="#000000" officeooo:rsid="002345b3"/>
    </style:style>
    <style:style style:name="T15" style:family="text">
      <style:text-properties fo:color="#000000" officeooo:rsid="0023b499"/>
    </style:style>
    <style:style style:name="T16" style:family="text">
      <style:text-properties fo:color="#000000" officeooo:rsid="0025322a"/>
    </style:style>
    <style:style style:name="T17" style:family="text">
      <style:text-properties fo:color="#000000" officeooo:rsid="0026ef63"/>
    </style:style>
    <style:style style:name="T18" style:family="text">
      <style:text-properties fo:color="#000000" officeooo:rsid="00282c85"/>
    </style:style>
    <style:style style:name="T19" style:family="text">
      <style:text-properties fo:color="#000000" officeooo:rsid="0029ccc1"/>
    </style:style>
    <style:style style:name="T20" style:family="text">
      <style:text-properties fo:color="#000000" officeooo:rsid="002ae221"/>
    </style:style>
    <style:style style:name="T21" style:family="text">
      <style:text-properties fo:color="#000000" officeooo:rsid="002bfbbf"/>
    </style:style>
    <style:style style:name="T22" style:family="text">
      <style:text-properties fo:color="#000000" officeooo:rsid="002dde65"/>
    </style:style>
    <style:style style:name="T23" style:family="text">
      <style:text-properties officeooo:rsid="002ae2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Q1:</text:span> Elixir and Erlang use the BEAM Virtual Machine which is a single Operating System process. BEAM assigns one scheduler per operating system thread by default; which then schedules Erlang processes to that thread. The number of processes created is not constrained to operating system limits.</text:p>
      <text:p text:style-name="P1"/>
      <text:p text:style-name="P1">A process is an instance of a function being executed. Should the need arise, this code can be scaled out by spawning more processes to run the same code The processes will never share state but instead use asynchronous message passing if they need to share data during computations.</text:p>
      <text:p text:style-name="P1"/>
      <text:p text:style-name="P1">A node is a running BEAM Virtual Machine inside which processes can be run. Nodes are run on a physical machine with the possibility of running multiple nodes on a single machine. Like processes, nodes can also communicate with each other through message passing however before message passing can be done between nodes, a node has establish a connection with other nodes by invoking Node.connect() in the code and passing the node and machine name. Once connected, processes between nodes can be invoked by using the Node.spawn() function or looking for the process ID in the global registry if a unique process ID was registered there.</text:p>
      <text:p text:style-name="P1"/>
      <text:p text:style-name="P1"/>
      <text:p text:style-name="P2">Q3 (a): <text:span text:style-name="T2">The bulletin board implementation has two types of background processes; one that represents a user and the second one representing a topic manager. </text:span><text:span text:style-name="T3">When</text:span><text:span text:style-name="T2"> </text:span><text:span text:style-name="T3">User.start() is run, this spawns a new user background process and adds its pid to the global registry under the user name. </text:span><text:span text:style-name="T8">The topic managers will resolve the user pid by searching the global registry with the subscriber name.</text:span><text:span text:style-name="T3"> The user </text:span><text:span text:style-name="T4">background </text:span><text:span text:style-name="T3">process also keeps the current shell pid in its state so that it can pass messages back up when User.fetch_news() is run. Running User.subscribe() </text:span><text:span text:style-name="T4">will spawn a new topic manager process if none is found in the global registry and subscribe the user to that. </text:span><text:span text:style-name="T5">A message with the format {:subscribe, user_name} is sent to the topic manager.</text:span></text:p>
      <text:p text:style-name="P5"/>
      <text:p text:style-name="P3"><text:span text:style-name="T4">W</text:span><text:span text:style-name="T2">hen a user posts a new message to a topic, the message content is sen</text:span><text:span text:style-name="T6">t</text:span><text:span text:style-name="T2"> to the topic manager process by looking up the pid in the global registry with the topic name with the message format {:publish, user_name, content}. </text:span><text:span text:style-name="T7">When User.fetch_news() is run, it runs the receive function to pull messages sent to the running iex shell process from the user background process. The receive function looks for messages with the format {:inbox, topic, sender, content}.</text:span></text:p>
      <text:p text:style-name="P6"/>
      <text:p text:style-name="P4"><text:span text:style-name="T7">A </text:span><text:span text:style-name="T2">topic manager process can be run with two roles; either as a master or replica </text:span><text:span text:style-name="T16">which</text:span><text:span text:style-name="T2"> is set as a par</text:span><text:span text:style-name="T9">a</text:span><text:span text:style-name="T2">meter </text:span><text:span text:style-name="T9">(:master | :replica)</text:span><text:span text:style-name="T2"> when TopicManager.run() is executed alongside the topic name as the other parameter. </text:span><text:span text:style-name="T16">The topic manager processes use the Paxos algorithm to update their state when </text:span><text:span text:style-name="T17">the</text:span><text:span text:style-name="T16"> subscriber lists change or to elect a new master if a master node goes down.</text:span><text:span text:style-name="T2"> </text:span><text:span text:style-name="T10">If spawned with a master role, the topic manager process will </text:span><text:span text:style-name="T14">start with a ballot number of 201 and will </text:span><text:span text:style-name="T10">spawn replica processes on other connected nodes </text:span><text:span text:style-name="T15">which will have random ballot numbers less than 201</text:span><text:span text:style-name="T10">. </text:span><text:span text:style-name="T11">Replica nodes are sent a message to begin monitoring the master when initialised in the form {:monitor_master} and another message to register themselves globally. </text:span><text:span text:style-name="T12">They register with the name format “#{topic_name}_replica_#{node_name}”.</text:span></text:p>
      <text:p text:style-name="P7"/>
      <text:p text:style-name="P8"><text:span text:style-name="T11">W</text:span><text:span text:style-name="T2">hen </text:span><text:span text:style-name="T13">subscribing a user, the topic manager adds the user to its own subscriber list then sends a Paxos {:propose, ballot_num, subscribers} (subscriber list being v) </text:span><text:span text:style-name="T17">to propagate the updated state amongst the replicas. </text:span><text:span text:style-name="T18">The same process is done for un-subscribing a user. When a publish message is received, <text:s/>a message is send to every user process by looking up their pids in the global registry. Message format is {:new_post, topic_name, </text:span><text:span text:style-name="T19">sender</text:span><text:span text:style-name="T18">, content}. </text:span><text:span text:style-name="T20">Messages are never held by the topic manager and are </text:span><text:span text:style-name="T21">broadcast</text:span><text:span text:style-name="T20"> to all subscribed users on a best effort basis.</text:span></text:p>
      <text:p text:style-name="P9"><text:span text:style-name="T23">Q</text:span>4:<text:span text:style-name="T2"> </text:span><text:span text:style-name="T22">asynchronous message passing does not guarantee delive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0:15:48.532084478</meta:creation-date>
    <dc:date>2019-12-02T18:04:20.052120775</dc:date>
    <meta:editing-duration>PT1H40M7S</meta:editing-duration>
    <meta:editing-cycles>22</meta:editing-cycles>
    <meta:generator>LibreOffice/6.2.8.2$Linux_X86_64 LibreOffice_project/20$Build-2</meta:generator>
    <meta:document-statistic meta:table-count="0" meta:image-count="0" meta:object-count="0" meta:page-count="2" meta:paragraph-count="8" meta:word-count="638" meta:character-count="3866" meta:non-whitespace-character-count="3235"/>
  </office:meta>
</office:document-meta>
</file>